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03in" table:align="left"/>
    </style:style>
    <style:style style:name="Таблица1.A" style:family="table-column">
      <style:table-column-properties style:column-width="1.2965in"/>
    </style:style>
    <style:style style:name="Таблица1.B" style:family="table-column">
      <style:table-column-properties style:column-width="1.8889in"/>
    </style:style>
    <style:style style:name="Таблица1.C" style:family="table-column">
      <style:table-column-properties style:column-width="3.5049in"/>
    </style:style>
    <style:style style:name="Таблица1.1" style:family="table-row">
      <style:table-row-properties style:min-row-height="0.212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8674in" fo:margin-left="0in" table:align="left"/>
    </style:style>
    <style:style style:name="Таблица2.A" style:family="table-column">
      <style:table-column-properties style:column-width="3.0438in"/>
    </style:style>
    <style:style style:name="Таблица2.B" style:family="table-column">
      <style:table-column-properties style:column-width="0.5674in"/>
    </style:style>
    <style:style style:name="Таблица2.C" style:family="table-column">
      <style:table-column-properties style:column-width="2.2569in"/>
    </style:style>
    <style:style style:name="Таблица2.D" style:family="table-column">
      <style:table-column-properties style:column-width="0.9993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2d658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4dc86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f1d3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52a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5804f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6dcee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36c3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8adb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2f512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cfa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006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3e9b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6d9c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5c5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bb1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25e2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38fd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f9bc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81a0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7f1d3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6d9c9" officeooo:paragraph-rsid="0036d9c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6d9c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c5ba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3c5ba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491c7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a206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6d9c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f80df" officeooo:paragraph-rsid="0036d9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15c56" officeooo:paragraph-rsid="0036d9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49375" officeooo:paragraph-rsid="0044937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5be3a" officeooo:paragraph-rsid="0036d9c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74d05" officeooo:paragraph-rsid="0036d9c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e81b9" officeooo:paragraph-rsid="0033e9b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c40f0" officeooo:paragraph-rsid="002d658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12872" officeooo:paragraph-rsid="0061287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6dcee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7189b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ebfd5" officeooo:paragraph-rsid="006dcee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189b1" officeooo:paragraph-rsid="007189b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d5966" officeooo:paragraph-rsid="007f1d3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officeooo:rsid="002d6584" officeooo:paragraph-rsid="0078adb3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4pt" fo:font-weight="normal" officeooo:rsid="00481a04" officeooo:paragraph-rsid="00481a0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4dc86b" officeooo:paragraph-rsid="004dc86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5f3343" officeooo:paragraph-rsid="006ebfd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12e03" officeooo:paragraph-rsid="006ebfd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ebfd5" officeooo:paragraph-rsid="006ebfd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7f606e" officeooo:paragraph-rsid="007f606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804fb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908941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804fb" officeooo:paragraph-rsid="005804fb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dacc9" officeooo:paragraph-rsid="005dac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2d658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93bd36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style:font-name="Nimbus Roman No9 L" fo:font-size="14pt" officeooo:rsid="00201c0e" officeooo:paragraph-rsid="00201c0e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style:font-name="Nimbus Mono L" fo:font-size="12pt" fo:font-weight="normal" officeooo:rsid="00908941" officeooo:paragraph-rsid="0090894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5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58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5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6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6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1a5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.0417in" fo:margin-right="0in" fo:margin-top="0in" fo:margin-bottom="0in" style:contextual-spacing="true" fo:text-align="justify" style:justify-single-word="false" fo:text-indent="0in" style:auto-text-indent="false" style:snap-to-layout-grid="false"/>
      <style:text-properties fo:font-size="12pt" officeooo:paragraph-rsid="0093bd36" style:font-size-asian="12pt" style:font-size-complex="12pt"/>
    </style:style>
    <style:style style:name="P63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435f7" officeooo:paragraph-rsid="002435f7" style:font-size-asian="14pt" style:font-size-complex="14pt"/>
    </style:style>
    <style:style style:name="P64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1efe36" officeooo:paragraph-rsid="00201c0e" style:font-size-asian="14pt" style:font-size-complex="14pt"/>
    </style:style>
    <style:style style:name="P65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1efe36" officeooo:paragraph-rsid="00272ca4" style:font-size-asian="14pt" style:font-size-complex="14pt"/>
    </style:style>
    <style:style style:name="P66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67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68" style:family="paragraph" style:parent-style-name="Standard">
      <style:paragraph-properties fo:margin-top="0in" fo:margin-bottom="0in" style:contextual-spacing="true"/>
    </style:style>
    <style:style style:name="P69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paragraph-rsid="0093bd36" style:font-size-asian="12pt" style:font-size-complex="12pt"/>
    </style:style>
    <style:style style:name="P70" style:family="paragraph" style:parent-style-name="Standard" style:list-style-name="WW8Num1">
      <style:paragraph-properties fo:margin-top="0in" fo:margin-bottom="0in" style:contextual-spacing="true" fo:text-align="justify" style:justify-single-word="false" style:snap-to-layout-grid="false"/>
      <style:text-properties fo:font-size="12pt" officeooo:paragraph-rsid="0093bd36" style:font-size-asian="12pt" style:font-size-complex="12pt"/>
    </style:style>
    <style:style style:name="P71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paragraph-rsid="0093bd36" style:font-size-asian="12pt" style:font-size-complex="12pt"/>
    </style:style>
    <style:style style:name="P72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rsid="00372b6c" officeooo:paragraph-rsid="0093bd36" style:font-size-asian="12pt" style:font-size-complex="12pt"/>
    </style:style>
    <style:style style:name="P73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rsid="0079f517" officeooo:paragraph-rsid="0093bd36" style:font-size-asian="12pt" style:font-size-complex="12pt"/>
    </style:style>
    <style:style style:name="P74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fo:language="en" fo:country="US" officeooo:paragraph-rsid="0093bd36" style:font-size-asian="12pt" style:font-size-complex="12pt"/>
    </style:style>
    <style:style style:name="P75" style:family="paragraph" style:parent-style-name="Standard">
      <style:paragraph-properties fo:margin-top="0in" fo:margin-bottom="0in" style:contextual-spacing="true"/>
      <style:text-properties officeooo:paragraph-rsid="00908941"/>
    </style:style>
    <style:style style:name="P76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2191cc" officeooo:paragraph-rsid="0093bd36" style:font-size-asian="12pt" style:font-size-complex="12pt"/>
    </style:style>
    <style:style style:name="P77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paragraph-rsid="0093bd36" style:font-size-asian="12pt" style:font-size-complex="12pt"/>
    </style:style>
    <style:style style:name="P78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304da" officeooo:paragraph-rsid="0093bd36" style:font-size-asian="12pt" style:font-size-complex="12pt"/>
    </style:style>
    <style:style style:name="P79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37cd7" officeooo:paragraph-rsid="0093bd36" style:font-size-asian="12pt" style:font-size-complex="12pt"/>
    </style:style>
    <style:style style:name="P80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51224" officeooo:paragraph-rsid="0093bd36" style:font-size-asian="12pt" style:font-size-complex="12pt"/>
    </style:style>
    <style:style style:name="P81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280418" officeooo:paragraph-rsid="0093bd36" style:font-size-asian="12pt" style:font-size-complex="12pt"/>
    </style:style>
    <style:style style:name="P82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56590" officeooo:paragraph-rsid="0093bd36" style:font-size-asian="12pt" style:font-size-complex="12pt"/>
    </style:style>
    <style:style style:name="P83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79b151" officeooo:paragraph-rsid="0093bd36" style:font-size-asian="12pt" style:font-size-complex="12pt"/>
    </style:style>
    <style:style style:name="P84" style:family="paragraph" style:parent-style-name="Heading_20_1">
      <style:paragraph-properties fo:margin-left="0in" fo:margin-right="0in" fo:margin-top="0in" fo:margin-bottom="0in" style:contextual-spacing="true" fo:text-indent="0in" style:auto-text-indent="false" fo:break-before="pag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5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6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paragraph-rsid="00863f56" style:font-size-asian="14pt" style:font-weight-asian="normal" style:font-size-complex="14pt" style:font-weight-complex="normal"/>
    </style:style>
    <style:style style:name="P87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rsid="007189b1" officeooo:paragraph-rsid="0084a73a" style:font-size-asian="14pt" style:font-weight-asian="normal" style:font-size-complex="14pt" style:font-weight-complex="normal"/>
    </style:style>
    <style:style style:name="P88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89" style:family="paragraph" style:parent-style-name="Contents_20_Heading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516f20"/>
    </style:style>
    <style:style style:name="T25" style:family="text">
      <style:text-properties officeooo:rsid="00533b20"/>
    </style:style>
    <style:style style:name="T26" style:family="text">
      <style:text-properties officeooo:rsid="005531ed"/>
    </style:style>
    <style:style style:name="T27" style:family="text">
      <style:text-properties fo:language="en" fo:country="US"/>
    </style:style>
    <style:style style:name="T28" style:family="text">
      <style:text-properties officeooo:rsid="003644ce"/>
    </style:style>
    <style:style style:name="T29" style:family="text">
      <style:text-properties officeooo:rsid="002b3dd3"/>
    </style:style>
    <style:style style:name="T30" style:family="text">
      <style:text-properties officeooo:rsid="0031f797"/>
    </style:style>
    <style:style style:name="T31" style:family="text">
      <style:text-properties officeooo:rsid="003065e7"/>
    </style:style>
    <style:style style:name="T32" style:family="text">
      <style:text-properties officeooo:rsid="006c42e9"/>
    </style:style>
    <style:style style:name="T33" style:family="text">
      <style:text-properties officeooo:rsid="006dcee0"/>
    </style:style>
    <style:style style:name="T34" style:family="text">
      <style:text-properties officeooo:rsid="006ebfd5"/>
    </style:style>
    <style:style style:name="T35" style:family="text">
      <style:text-properties officeooo:rsid="007189b1"/>
    </style:style>
    <style:style style:name="T36" style:family="text">
      <style:text-properties officeooo:rsid="0072d887"/>
    </style:style>
    <style:style style:name="T37" style:family="text">
      <style:text-properties officeooo:rsid="0074c79b"/>
    </style:style>
    <style:style style:name="T38" style:family="text">
      <style:text-properties officeooo:rsid="007d5966"/>
    </style:style>
    <style:style style:name="T39" style:family="text">
      <style:text-properties officeooo:rsid="007f1d32"/>
    </style:style>
    <style:style style:name="T40" style:family="text">
      <style:text-properties fo:font-weight="normal" officeooo:rsid="0074c79b" style:font-weight-asian="normal" style:font-weight-complex="normal"/>
    </style:style>
    <style:style style:name="T41" style:family="text">
      <style:text-properties fo:font-weight="normal" officeooo:rsid="00746a36" style:font-weight-asian="normal" style:font-weight-complex="normal"/>
    </style:style>
    <style:style style:name="T42" style:family="text">
      <style:text-properties fo:font-weight="normal" officeooo:rsid="00752247" style:font-weight-asian="normal" style:font-weight-complex="normal"/>
    </style:style>
    <style:style style:name="T43" style:family="text">
      <style:text-properties fo:font-weight="normal" officeooo:rsid="0077dddc" style:font-weight-asian="normal" style:font-weight-complex="normal"/>
    </style:style>
    <style:style style:name="T44" style:family="text">
      <style:text-properties fo:font-weight="normal" officeooo:rsid="00760c6a" style:font-weight-asian="normal" style:font-weight-complex="normal"/>
    </style:style>
    <style:style style:name="T45" style:family="text">
      <style:text-properties fo:font-weight="normal" officeooo:rsid="00757700" style:font-weight-asian="normal" style:font-weight-complex="normal"/>
    </style:style>
    <style:style style:name="T46" style:family="text">
      <style:text-properties style:font-name="Nimbus Mono L" officeooo:rsid="002f5121"/>
    </style:style>
    <style:style style:name="T47" style:family="text">
      <style:text-properties style:font-name="Nimbus Mono L" officeooo:rsid="00307aa2"/>
    </style:style>
    <style:style style:name="T48" style:family="text">
      <style:text-properties style:font-name="Nimbus Mono L" officeooo:rsid="00310062"/>
    </style:style>
    <style:style style:name="T49" style:family="text">
      <style:text-properties style:font-name="Nimbus Mono L" officeooo:rsid="00322e86"/>
    </style:style>
    <style:style style:name="T50" style:family="text">
      <style:text-properties style:font-name="Nimbus Mono L" officeooo:rsid="0033e9b0"/>
    </style:style>
    <style:style style:name="T51" style:family="text">
      <style:text-properties style:font-name="Nimbus Mono L" officeooo:rsid="003a206a"/>
    </style:style>
    <style:style style:name="T52" style:family="text">
      <style:text-properties style:font-name="Nimbus Mono L" officeooo:rsid="003f80df"/>
    </style:style>
    <style:style style:name="T53" style:family="text">
      <style:text-properties style:font-name="Nimbus Mono L" officeooo:rsid="003b1125"/>
    </style:style>
    <style:style style:name="T54" style:family="text">
      <style:text-properties style:font-name="Nimbus Mono L" officeooo:rsid="0041bb10"/>
    </style:style>
    <style:style style:name="T55" style:family="text">
      <style:text-properties style:font-name="Nimbus Mono L" officeooo:rsid="00425e28"/>
    </style:style>
    <style:style style:name="T56" style:family="text">
      <style:text-properties style:font-name="Nimbus Mono L" officeooo:rsid="00438fd8"/>
    </style:style>
    <style:style style:name="T57" style:family="text">
      <style:text-properties style:font-name="Nimbus Mono L" officeooo:rsid="0045be3a"/>
    </style:style>
    <style:style style:name="T58" style:family="text">
      <style:text-properties officeooo:rsid="008ab047"/>
    </style:style>
    <style:style style:name="T59" style:family="text">
      <style:text-properties officeooo:rsid="0090894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officeooo:rsid="0039bb06"/>
    </style:style>
    <style:style style:name="T62" style:family="text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Nimbus Roman No9 L" fo:font-size="14pt" style:font-size-asian="14pt" style:font-size-complex="14pt"/>
    </style:style>
    <style:style style:name="T64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Министерство образования и науки Российской Федерации </text:p>
      <text:p text:style-name="P56">Федеральное государственное бюджетное образовательное учреждение высшего </text:p>
      <text:p text:style-name="P56">профессионального образования </text:p>
      <text:p text:style-name="P56">ВОЛГОГРАДСКИЙ ГОСУДАРСТВЕННЫЙ ТЕХНИЧЕСКИЙ </text:p>
      <text:p text:style-name="P56">УНИВЕРСИТЕТ </text:p>
      <text:p text:style-name="P56">(ФГБОУ ВПО ВолгГТУ) </text:p>
      <text:p text:style-name="P56">Кафедра «Программное обеспечение автоматизированных систем» </text:p>
      <text:p text:style-name="P56">Дисциплина «Теория языков программирования и методы трансляции»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Компилятор подмножества языка Common Lisp</text:p>
      <text:p text:style-name="P58">Пояснительная записка к проекту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3">Исполнители:</text:p>
      <text:p text:style-name="P64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66">___________Стрельцов В. О. </text:p>
      <text:p text:style-name="P64"><text:span text:style-name="T1">___________</text:span><text:span text:style-name="T3">Горемыкин М. В.</text:span></text:p>
      <text:p text:style-name="P67"/>
      <text:p text:style-name="P67">Преподаватель:</text:p>
      <text:p text:style-name="P64"><text:span text:style-name="T1">к.</text:span><text:span text:style-name="T4">т</text:span><text:span text:style-name="T1">.н., доц. каф. </text:span><text:span text:style-name="T4">ПОАС</text:span></text:p>
      <text:p text:style-name="P65"><text:span text:style-name="T1">___________</text:span><text:span text:style-name="T4">Сычев О. А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4">Волгоград, 201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89"><text:soft-page-break/>Содержание</text:p>
          </text:index-title>
          <text:p text:style-name="P88"><text:a xlink:type="simple" xlink:href="#__RefHeading__1684_507129992" text:style-name="Index_20_Link" text:visited-style-name="Index_20_Link"><text:span text:style-name="T62"><text:s/>1 Описание синтаксиса и семантики компилируемого языка<text:tab/>3</text:span></text:a></text:p>
          <text:p text:style-name="P88"><text:a xlink:type="simple" xlink:href="#__RefHeading__1686_507129992" text:style-name="Index_20_Link" text:visited-style-name="Index_20_Link"><text:span text:style-name="T62"><text:s/>1.1 Типы данных<text:tab/>3</text:span></text:a></text:p>
          <text:p text:style-name="P88"><text:a xlink:type="simple" xlink:href="#__RefHeading__1688_507129992" text:style-name="Index_20_Link" text:visited-style-name="Index_20_Link"><text:span text:style-name="T62"><text:s/>1.2 Обращение к переменным<text:tab/>3</text:span></text:a></text:p>
          <text:p text:style-name="P88"><text:a xlink:type="simple" xlink:href="#__RefHeading__1690_507129992" text:style-name="Index_20_Link" text:visited-style-name="Index_20_Link"><text:span text:style-name="T62"><text:s/>1.3 Операции<text:tab/>3</text:span></text:a></text:p>
          <text:p text:style-name="P88"><text:a xlink:type="simple" xlink:href="#__RefHeading__1692_507129992" text:style-name="Index_20_Link" text:visited-style-name="Index_20_Link"><text:span text:style-name="T62"><text:s/>1.3 Вызовы функций<text:tab/>3</text:span></text:a></text:p>
          <text:p text:style-name="P88"><text:a xlink:type="simple" xlink:href="#__RefHeading__1694_507129992" text:style-name="Index_20_Link" text:visited-style-name="Index_20_Link"><text:span text:style-name="T62"><text:s/>1.4 Циклы<text:tab/>3</text:span></text:a></text:p>
          <text:p text:style-name="P88"><text:a xlink:type="simple" xlink:href="#__RefHeading__1696_507129992" text:style-name="Index_20_Link" text:visited-style-name="Index_20_Link"><text:span text:style-name="T62"><text:s/>1.5 Развилки<text:tab/>4</text:span></text:a></text:p>
          <text:p text:style-name="P88"><text:a xlink:type="simple" xlink:href="#__RefHeading__1698_507129992" text:style-name="Index_20_Link" text:visited-style-name="Index_20_Link"><text:span text:style-name="T62"><text:s/>1.6 Определение пользовательских функций<text:tab/>4</text:span></text:a></text:p>
          <text:p text:style-name="P88"><text:a xlink:type="simple" xlink:href="#__RefHeading__1700_507129992" text:style-name="Index_20_Link" text:visited-style-name="Index_20_Link"><text:span text:style-name="T62"><text:s/>2 Пример программы на компилируемом языке<text:tab/>4</text:span></text:a></text:p>
          <text:p text:style-name="P88"><text:a xlink:type="simple" xlink:href="#__RefHeading__1702_507129992" text:style-name="Index_20_Link" text:visited-style-name="Index_20_Link"><text:span text:style-name="T62"><text:s/>2.1 Быстрая сортировка<text:tab/>4</text:span></text:a></text:p>
          <text:p text:style-name="P88"><text:a xlink:type="simple" xlink:href="#__RefHeading__1704_507129992" text:style-name="Index_20_Link" text:visited-style-name="Index_20_Link"><text:span text:style-name="T62"><text:s/>2.2 Нахождение факториала<text:tab/>5</text:span></text:a></text:p>
          <text:p text:style-name="P88"><text:a xlink:type="simple" xlink:href="#__RefHeading__1706_507129992" text:style-name="Index_20_Link" text:visited-style-name="Index_20_Link"><text:span text:style-name="T62"><text:s/>2.3 Закраска фигуры<text:tab/>5</text:span></text:a></text:p>
          <text:p text:style-name="P88"><text:a xlink:type="simple" xlink:href="#__RefHeading__1708_507129992" text:style-name="Index_20_Link" text:visited-style-name="Index_20_Link"><text:span text:style-name="T62"><text:s/>3 Распределение обязанностей<text:tab/>6</text:span></text:a></text:p>
          <text:p text:style-name="P88"><text:a xlink:type="simple" xlink:href="#__RefHeading__1710_507129992" text:style-name="Index_20_Link" text:visited-style-name="Index_20_Link"><text:span text:style-name="T62"><text:s/>4 Таблица лексем<text:tab/>7</text:span></text:a></text:p>
          <text:p text:style-name="P88"><text:a xlink:type="simple" xlink:href="#__RefHeading__1712_507129992" text:style-name="Index_20_Link" text:visited-style-name="Index_20_Link"><text:span text:style-name="T62"><text:s/>5 Грамматика языка<text:tab/>8</text:span></text:a></text:p>
          <text:p text:style-name="P88"><text:a xlink:type="simple" xlink:href="#__RefHeading__1960_507129992" text:style-name="Index_20_Link" text:visited-style-name="Index_20_Link"><text:span text:style-name="T62"><text:s/>6 Перечень таблиц, генерируемых на этапе семантического анализа<text:tab/>11</text:span></text:a></text:p>
          <text:p text:style-name="P88"><text:a xlink:type="simple" xlink:href="#__RefHeading__1716_507129992" text:style-name="Index_20_Link" text:visited-style-name="Index_20_Link"><text:span text:style-name="T62"><text:s/>7 Выводы<text:tab/>15</text:span></text:a></text:p>
        </text:index-body>
      </text:table-of-content>
      <text:p text:style-name="P61"/>
      <text:h text:style-name="P84" text:outline-level="1"><text:bookmark-start text:name="__RefHeading__1684_507129992"/><text:span text:style-name="T11"><text:tab/></text:span>1 Описание синтаксиса и семантики компилируемого языка<text:bookmark-end text:name="__RefHeading__1684_507129992"/></text:h>
      <text:p text:style-name="P1"/>
      <text:h text:style-name="P85" text:outline-level="1"><text:bookmark-start text:name="__RefHeading__1686_507129992"/><text:span text:style-name="T11"><text:tab/></text:span>1.1 Типы данных<text:bookmark-end text:name="__RefHeading__1686_507129992"/></text:h>
      <text:p text:style-name="P1"/>
      <text:p text:style-name="P9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10"><text:span text:style-name="T15">1) </text:span><text:span text:style-name="T7">целые числа </text:span><text:span text:style-name="T46">(setf </text:span><text:span text:style-name="T47">var</text:span><text:span text:style-name="T46"> 10)</text:span></text:p>
      <text:p text:style-name="P11"><text:span text:style-name="T15">2) </text:span><text:span text:style-name="T7">символы </text:span><text:span text:style-name="T46">(setf </text:span><text:span text:style-name="T47">var </text:span><text:span text:style-name="T48">#\a</text:span><text:span text:style-name="T49">)</text:span></text:p>
      <text:p text:style-name="P9"><text:span text:style-name="T15">3) </text:span><text:span text:style-name="T7">строки </text:span><text:span text:style-name="T46">(setf </text:span><text:span text:style-name="T47">var</text:span><text:span text:style-name="T46"> "Hey, Joe")</text:span></text:p>
      <text:p text:style-name="P9"><text:span text:style-name="T15">4) </text:span><text:span text:style-name="T7">булевы</text:span><text:span text:style-name="T7"> значения t и nil </text:span><text:span text:style-name="T46">(setf var nil)</text:span></text:p>
      <text:p text:style-name="P12"><text:span text:style-name="T15">5) </text:span><text:span text:style-name="T9">листы </text:span><text:span text:style-name="T50">(setf var (list 1 2 3))</text:span></text:p>
      <text:p text:style-name="P12"><text:span text:style-name="T15">6) </text:span><text:span text:style-name="T9">векторы </text:span><text:span text:style-name="T50">(setf var (vector 4 5 6))</text:span></text:p>
      <text:p text:style-name="P13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21"/>
      <text:h text:style-name="P85" text:outline-level="1"><text:bookmark-start text:name="__RefHeading__1688_507129992"/><text:span text:style-name="T11"><text:tab/></text:span><text:span text:style-name="T13">1.2 Обращение к переменным</text:span><text:bookmark-end text:name="__RefHeading__1688_507129992"/></text:h>
      <text:p text:style-name="P22"/>
      <text:p text:style-name="P23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23"/>
      <text:h text:style-name="P85" text:outline-level="1"><text:bookmark-start text:name="__RefHeading__1690_507129992"/><text:span text:style-name="T13"><text:tab/></text:span><text:span text:style-name="T22">1.3 Операции</text:span><text:bookmark-end text:name="__RefHeading__1690_507129992"/></text:h>
      <text:p text:style-name="P24"/>
      <text:p text:style-name="P25"><text:tab/>Операции в языке Common Lisp являются функциями: арифметические операции имеют имена "+", "-", "*", "/", логические - "and", "not" и "or".</text:p>
      <text:p text:style-name="P21"/>
      <text:h text:style-name="P85" text:outline-level="1"><text:bookmark-start text:name="__RefHeading__1692_507129992"/><text:span text:style-name="T12"><text:tab/>1.</text:span><text:span text:style-name="T13">3</text:span><text:span text:style-name="T12"> Вызов</text:span><text:span text:style-name="T23">ы</text:span><text:span text:style-name="T12"> функций</text:span><text:bookmark-end text:name="__RefHeading__1692_507129992"/></text:h>
      <text:p text:style-name="P26"/>
      <text:p text:style-name="P13"><text:span text:style-name="T11"><text:tab/></text:span><text:span text:style-name="T12">Вызовы функций представляют собой конструкцию вида </text:span><text:span text:style-name="T51">(funcName arg1 arg2 … argn)</text:span><text:span text:style-name="T12">. Например, </text:span><text:span text:style-name="T51">(list 1 2 3)</text:span><text:span text:style-name="T12"> создаст список из трех элементов, а </text:span><text:span text:style-name="T51">(</text:span><text:span text:style-name="T53">myRa</text:span><text:span text:style-name="T51">nd)</text:span><text:span text:style-name="T12"> возвратит случайное число. </text:span><text:span text:style-name="T14">Вызов </text:span><text:span text:style-name="T52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28"/>
      <text:h text:style-name="P85" text:outline-level="1"><text:bookmark-start text:name="__RefHeading__1694_507129992"/><text:span text:style-name="T14"><text:tab/></text:span><text:span text:style-name="T15">1.4 Циклы</text:span><text:bookmark-end text:name="__RefHeading__1694_507129992"/></text:h>
      <text:p text:style-name="P29"/>
      <text:p text:style-name="P29"><text:tab/>Реализованное подмножество языка поддерживает следующие виды циклов:</text:p>
      <text:p text:style-name="P14"><text:span text:style-name="T15">1) </text:span><text:span text:style-name="T16">цикл со счетчиком </text:span><text:span text:style-name="T54">(loop for i from 0 to 10 do …)</text:span></text:p>
      <text:p text:style-name="P15"><text:span text:style-name="T16">2) цикл со счетчиком </text:span><text:span text:style-name="T54">(loop for i from 10 downto 0 do …)</text:span></text:p>
      <text:p text:style-name="P16"><text:span text:style-name="T16">3) цикл с пред-условием </text:span><text:span text:style-name="T54">(loop while … </text:span><text:span text:style-name="T55">do …)</text:span></text:p>
      <text:p text:style-name="P17"><text:span text:style-name="T17">4) итератор по контейнер</text:span><text:span text:style-name="T58">у</text:span><text:span text:style-name="T17"> </text:span><text:span text:style-name="T56">(loop for element in container do …)</text:span></text:p>
      <text:p text:style-name="P30"><text:soft-page-break/><text:tab/>На месте условия может стоять выражение, телом цикла (после do) может быть последовательность выражений.</text:p>
      <text:p text:style-name="P27"/>
      <text:h text:style-name="P85" text:outline-level="1"><text:bookmark-start text:name="__RefHeading__1696_507129992"/><text:span text:style-name="T12"><text:tab/></text:span><text:span text:style-name="T18">1.5 Развилки</text:span><text:bookmark-end text:name="__RefHeading__1696_507129992"/></text:h>
      <text:p text:style-name="P31"/>
      <text:p text:style-name="P18"><text:span text:style-name="T18"><text:tab/>Развилки представляются следующей конструкцией </text:span><text:span text:style-name="T57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57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31"/>
      <text:h text:style-name="P85" text:outline-level="1"><text:bookmark-start text:name="__RefHeading__1698_507129992"/><text:span text:style-name="T18"><text:tab/></text:span><text:span text:style-name="T20">1.6 Определение пользовательских функций</text:span><text:bookmark-end text:name="__RefHeading__1698_507129992"/></text:h>
      <text:p text:style-name="P32"/>
      <text:p text:style-name="P32"><text:tab/>Для определения функций нужно использовать следующую конструкцию:</text:p>
      <text:p text:style-name="P42">(defun funcName (arg1 arg2 … argn)</text:p>
      <text:p text:style-name="P42"><text:tab/>expr1</text:p>
      <text:p text:style-name="P42"><text:tab/>expr2</text:p>
      <text:p text:style-name="P42"><text:tab/>…</text:p>
      <text:p text:style-name="P42"><text:tab/>exprm)</text:p>
      <text:p text:style-name="P19"><text:span text:style-name="T21"><text:tab/>Результатом выполнения функции является последнее вычисленное значение, </text:span><text:span text:style-name="T24">п</text:span><text:span text:style-name="T21">ричем это значение может браться из разных веток </text:span><text:span text:style-name="T25">при наличии</text:span><text:span text:style-name="T21"> развилки </text:span><text:span text:style-name="T26">на верхнем уровне тела функции</text:span><text:span text:style-name="T21">.</text:span></text:p>
      <text:p text:style-name="P33"/>
      <text:h text:style-name="P85" text:outline-level="1"><text:bookmark-start text:name="__RefHeading__1700_507129992"/><text:tab/>2 Пример программы на компилируемом языке<text:bookmark-end text:name="__RefHeading__1700_507129992"/></text:h>
      <text:p text:style-name="P1"/>
      <text:h text:style-name="P85" text:outline-level="1"><text:bookmark-start text:name="__RefHeading__1702_507129992"/><text:span text:style-name="T5"><text:tab/></text:span><text:span text:style-name="T38">2.1 Быстрая сортировка</text:span><text:bookmark-end text:name="__RefHeading__1702_507129992"/></text:h>
      <text:p text:style-name="P34"/>
      <text:p text:style-name="P43">(defun qsort(array low high)</text:p>
      <text:p text:style-name="P43"><text:s text:c="4"/>(setf i low)</text:p>
      <text:p text:style-name="P43"><text:s text:c="4"/>(setf j high)</text:p>
      <text:p text:style-name="P43"/>
      <text:p text:style-name="P43"><text:s text:c="4"/>(if (and (&gt;= i 0) (&gt;= j 0)) (progn</text:p>
      <text:p text:style-name="P43"><text:s text:c="8"/>(setf mid (elt array (/ (+ low high) 2)))</text:p>
      <text:p text:style-name="P43"/>
      <text:p text:style-name="P43"><text:s text:c="8"/>(loop while (&lt; i j) do</text:p>
      <text:p text:style-name="P43"><text:s text:c="12"/>(loop while (&lt; (elt array i) mid) do</text:p>
      <text:p text:style-name="P43"><text:s text:c="16"/>(setf i (+ i 1)))</text:p>
      <text:p text:style-name="P43"><text:s text:c="12"/>(loop while (&gt; (elt array j) mid) do</text:p>
      <text:p text:style-name="P43"><text:s text:c="16"/>(setf j (- j 1)))</text:p>
      <text:p text:style-name="P43"><text:s text:c="12"/>(if (&lt;= i j)</text:p>
      <text:p text:style-name="P43"><text:s text:c="16"/>(progn (setf temp (elt array i))</text:p>
      <text:p text:style-name="P43"><text:s text:c="23"/>(setf (elt array i) (elt array j))</text:p>
      <text:p text:style-name="P43"><text:s text:c="23"/>(setf (elt array j) temp)</text:p>
      <text:p text:style-name="P43"><text:s text:c="23"/>(setf i (+ i 1))</text:p>
      <text:p text:style-name="P43"><text:s text:c="23"/>(setf j (- j 1)))))</text:p>
      <text:p text:style-name="P43"/>
      <text:p text:style-name="P43"><text:s text:c="8"/>(if (&lt; low j)</text:p>
      <text:p text:style-name="P43"><text:soft-page-break/><text:s text:c="12"/>(qsort array low j))</text:p>
      <text:p text:style-name="P43"><text:s text:c="8"/>(if (&lt; i high)</text:p>
      <text:p text:style-name="P43"><text:s text:c="12"/>(qsort array i high)))))</text:p>
      <text:p text:style-name="P43"/>
      <text:p text:style-name="P43">(setf a (vector 3 9 53 0 7 36 65 4 3 2 1))</text:p>
      <text:p text:style-name="P43">(print a "\n")</text:p>
      <text:p text:style-name="P43">(qsort a 0 (- (length a) 1))</text:p>
      <text:p text:style-name="P43">(print a "\n")</text:p>
      <text:p text:style-name="P2"/>
      <text:h text:style-name="P85" text:outline-level="1"><text:bookmark-start text:name="__RefHeading__1704_507129992"/><text:span text:style-name="T5"><text:tab/></text:span><text:span text:style-name="T38">2.</text:span><text:span text:style-name="T39">2</text:span><text:span text:style-name="T38"> </text:span><text:span text:style-name="T39">Нахождение факториала</text:span><text:bookmark-end text:name="__RefHeading__1704_507129992"/></text:h>
      <text:p text:style-name="P20"/>
      <text:p text:style-name="P47">(defun factorial(number)</text:p>
      <text:p text:style-name="P47"><text:s text:c="4"/>(if (= number 1)</text:p>
      <text:p text:style-name="P47"><text:s text:c="8"/>(progn 2 1)</text:p>
      <text:p text:style-name="P47"><text:s text:c="8"/>(* number (factorial (- number 1)))))</text:p>
      <text:p text:style-name="P47"/>
      <text:p text:style-name="P47">(print (factorial 5) "\n")</text:p>
      <text:p text:style-name="P3"/>
      <text:h text:style-name="P85" text:outline-level="1"><text:bookmark-start text:name="__RefHeading__1706_507129992"/><text:span text:style-name="T5"><text:tab/></text:span><text:span text:style-name="T38">2.</text:span><text:span text:style-name="T39">3</text:span><text:span text:style-name="T38"> </text:span><text:span text:style-name="T39">Закраска фигуры</text:span><text:bookmark-end text:name="__RefHeading__1706_507129992"/></text:h>
      <text:p text:style-name="P40"/>
      <text:p text:style-name="P47">(defun print_shape(shape)</text:p>
      <text:p text:style-name="P47"><text:s text:c="4"/>(loop for row in shape do</text:p>
      <text:p text:style-name="P47"><text:s text:c="8"/>(loop for col in row do</text:p>
      <text:p text:style-name="P47"><text:s text:c="12"/>(print col " "))</text:p>
      <text:p text:style-name="P47"><text:s text:c="8"/>(print "\n")))</text:p>
      <text:p text:style-name="P47"/>
      <text:p text:style-name="P47">(defun fill (shape x y old_color new_color)</text:p>
      <text:p text:style-name="P47"><text:s text:c="4"/>(setf height (length shape))</text:p>
      <text:p text:style-name="P47"><text:s text:c="4"/>(setf width (length (elt shape 0)))</text:p>
      <text:p text:style-name="P47"><text:s text:c="4"/>(setf (elt (elt shape y) x) new_color)</text:p>
      <text:p text:style-name="P47"><text:s text:c="4"/>(setf left nil)</text:p>
      <text:p text:style-name="P47"><text:s text:c="4"/>(setf right nil)</text:p>
      <text:p text:style-name="P47"><text:s text:c="4"/>(setf top nil)</text:p>
      <text:p text:style-name="P47"><text:s text:c="4"/>(setf bottom nil)</text:p>
      <text:p text:style-name="P47"/>
      <text:p text:style-name="P47"><text:s text:c="4"/>(if (&gt; x 0) (setf left (elt (elt shape y) (- x 1))))</text:p>
      <text:p text:style-name="P47"><text:s text:c="4"/>(if (&lt; x (- width 1)) (setf right (elt (elt shape y) (+ x 1))))</text:p>
      <text:p text:style-name="P47"><text:s text:c="4"/>(if (&gt; y 0) (setf top (elt (elt shape (- y 1)) x)))</text:p>
      <text:p text:style-name="P47"><text:s text:c="4"/>(if (&lt; y (- height 1)) (setf bottom (elt (elt shape (+ y 1)) x)))</text:p>
      <text:p text:style-name="P47"/>
      <text:p text:style-name="P47"/>
      <text:p text:style-name="P47"><text:s text:c="4"/>(if (and (not (= left nil)) (= left old_color))</text:p>
      <text:p text:style-name="P47"><text:s text:c="8"/>(fill shape (- x 1) y old_color new_color))</text:p>
      <text:p text:style-name="P47"/>
      <text:p text:style-name="P47"><text:s text:c="4"/>(if (and (not (= right nil)) (= right old_color))</text:p>
      <text:p text:style-name="P47"><text:s text:c="8"/>(fill shape (+ x 1) y old_color new_color))</text:p>
      <text:p text:style-name="P47"/>
      <text:p text:style-name="P47"><text:s text:c="4"/>(if (and (not (= top nil)) (= top old_color))</text:p>
      <text:p text:style-name="P47"><text:s text:c="8"/>(fill shape x (- y 1) old_color new_color))</text:p>
      <text:p text:style-name="P47"/>
      <text:p text:style-name="P47"><text:s text:c="4"/>(if (and (not (= bottom nil)) (= bottom old_color))</text:p>
      <text:p text:style-name="P47"><text:s text:c="8"/>(fill shape x (+ y 1) old_color new_color))</text:p>
      <text:p text:style-name="P47"><text:soft-page-break/><text:s text:c="4"/>)</text:p>
      <text:p text:style-name="P47"/>
      <text:p text:style-name="P47">(setf shape1 (vector 1 1 1 1 1 0 0 0 0))</text:p>
      <text:p text:style-name="P47">(setf shape2 (vector 1 1 0 1 1 1 0 1 0))</text:p>
      <text:p text:style-name="P47">(setf shape3 (vector 1 0 1 1 1 1 1 0 0))</text:p>
      <text:p text:style-name="P47">(setf shape4 (vector 0 1 1 1 1 0 1 1 0))</text:p>
      <text:p text:style-name="P47">(setf shape5 (vector 1 1 0 1 1 1 1 1 1))</text:p>
      <text:p text:style-name="P47">(setf shape6 (vector 0 1 1 1 1 1 1 1 0))</text:p>
      <text:p text:style-name="P47">(setf shape7 (vector 0 0 1 1 1 1 1 0 0))</text:p>
      <text:p text:style-name="P47">(setf shape8 (vector 0 0 0 1 1 1 0 0 0))</text:p>
      <text:p text:style-name="P47">(setf shape9 (vector 0 0 0 0 1 0 0 0 0))</text:p>
      <text:p text:style-name="P47">(setf shape (vector shape1 shape2 shape3 shape4 shape5 shape6 shape7 shape8 shape9))</text:p>
      <text:p text:style-name="P47">(fill shape 4 4 1 2)</text:p>
      <text:p text:style-name="P47">(print_shape shape)</text:p>
      <text:p text:style-name="P4"/>
      <text:h text:style-name="P85" text:outline-level="1"><text:bookmark-start text:name="__RefHeading__1708_507129992"/><text:tab/>3 Распределение обязанностей<text:bookmark-end text:name="__RefHeading__1708_507129992"/></text:h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6">Возможность</text:p>
          </table:table-cell>
          <table:table-cell table:style-name="Таблица2.A1" office:value-type="string">
            <text:p text:style-name="P76">Вес</text:p>
          </table:table-cell>
          <table:table-cell table:style-name="Таблица2.A1" office:value-type="string">
            <text:p text:style-name="P76">Особенности в языке</text:p>
          </table:table-cell>
          <table:table-cell table:style-name="Таблица2.D1" office:value-type="string">
            <text:p text:style-name="P76">Кто реализует</text:p>
          </table:table-cell>
        </table:table-row>
        <table:table-row>
          <table:table-cell table:style-name="Таблица2.A2" office:value-type="string">
            <text:p text:style-name="P69">Локальные переменные встроенных типов данных:</text:p>
            <text:list xml:id="list11206098091" text:style-name="WW8Num1">
              <text:list-item>
                <text:p text:style-name="P70">целые числа (один тип)</text:p>
              </text:list-item>
              <text:list-item>
                <text:p text:style-name="P70">символы</text:p>
              </text:list-item>
              <text:list-item>
                <text:p text:style-name="P70">строки</text:p>
              </text:list-item>
            </text:list>
            <text:p text:style-name="P62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69">4 <text:span text:style-name="T27">min</text:span></text:p>
          </table:table-cell>
          <table:table-cell table:style-name="Таблица2.A2" office:value-type="string">
            <text:p text:style-name="P77"><text:span text:style-name="T28">символы (symbol)</text:span><text:span text:style-name="T29"> м</text:span><text:span text:style-name="T28">огут</text:span><text:span text:style-name="T29"> быть почти любым</text:span><text:span text:style-name="T28">и:</text:span><text:span text:style-name="T29"> </text:span><text:span text:style-name="T28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69">Стрельцов</text:p>
          </table:table-cell>
        </table:table-row>
        <table:table-row>
          <table:table-cell table:style-name="Таблица2.A2" office:value-type="string">
            <text:p text:style-name="P69">Одномерные массивы (или контейнеры), </text:p>
            <text:p text:style-name="P69">операция доступа к элементу массива</text:p>
          </table:table-cell>
          <table:table-cell table:style-name="Таблица2.A2" office:value-type="string">
            <text:p text:style-name="P69">3 <text:span text:style-name="T27">min</text:span></text:p>
          </table:table-cell>
          <table:table-cell table:style-name="Таблица2.A2" office:value-type="string">
            <text:p text:style-name="P77"><text:span text:style-name="T30">в</text:span><text:span text:style-name="T31">ектор</text:span><text:span text:style-name="T32">ы и </text:span><text:span text:style-name="T30">лист</text:span><text:span text:style-name="T32">ы.</text:span></text:p>
          </table:table-cell>
          <table:table-cell table:style-name="Таблица2.D2" office:value-type="string">
            <text:p text:style-name="P72">Стрельцов</text:p>
          </table:table-cell>
        </table:table-row>
        <table:table-row>
          <table:table-cell table:style-name="Таблица2.A2" office:value-type="string">
            <text:p text:style-name="P69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74">2 min</text:p>
          </table:table-cell>
          <table:table-cell table:style-name="Таблица2.A2" office:value-type="string">
            <text:p text:style-name="P78">-</text:p>
          </table:table-cell>
          <table:table-cell table:style-name="Таблица2.D2" office:value-type="string">
            <text:p text:style-name="P72">Стрельцов,</text:p>
            <text:p text:style-name="P72">Горемыкин</text:p>
          </table:table-cell>
        </table:table-row>
        <table:table-row>
          <table:table-cell table:style-name="Таблица2.A2" office:value-type="string">
            <text:p text:style-name="P69">Управляющие структуры: развилки</text:p>
          </table:table-cell>
          <table:table-cell table:style-name="Таблица2.A2" office:value-type="string">
            <text:p text:style-name="P69">3 <text:span text:style-name="T27">min</text:span></text:p>
          </table:table-cell>
          <table:table-cell table:style-name="Таблица2.A2" office:value-type="string">
            <text:p text:style-name="P79">-</text:p>
          </table:table-cell>
          <table:table-cell table:style-name="Таблица2.D2" office:value-type="string">
            <text:p text:style-name="P69">Горемыкин</text:p>
          </table:table-cell>
        </table:table-row>
        <table:table-row>
          <table:table-cell table:style-name="Таблица2.A2" office:value-type="string">
            <text:p text:style-name="P69">Управляющие структуры: циклы</text:p>
          </table:table-cell>
          <table:table-cell table:style-name="Таблица2.A2" office:value-type="string">
            <text:p text:style-name="P69">3 <text:span text:style-name="T27">min</text:span></text:p>
          </table:table-cell>
          <table:table-cell table:style-name="Таблица2.A2" office:value-type="string">
            <text:p text:style-name="P80">-</text:p>
          </table:table-cell>
          <table:table-cell table:style-name="Таблица2.D2" office:value-type="string">
            <text:p text:style-name="P69">Стрельцов</text:p>
          </table:table-cell>
        </table:table-row>
        <table:table-row>
          <table:table-cell table:style-name="Таблица2.A2" office:value-type="string">
            <text:p text:style-name="P69">Функции (процедуры)</text:p>
          </table:table-cell>
          <table:table-cell table:style-name="Таблица2.A2" office:value-type="string">
            <text:p text:style-name="P69">3 <text:span text:style-name="T27">min</text:span></text:p>
          </table:table-cell>
          <table:table-cell table:style-name="Таблица2.A2" office:value-type="string">
            <text:p text:style-name="P80">-</text:p>
          </table:table-cell>
          <table:table-cell table:style-name="Таблица2.D2" office:value-type="string">
            <text:p text:style-name="P69">Горемыкин</text:p>
          </table:table-cell>
        </table:table-row>
        <table:table-row>
          <table:table-cell table:style-name="Таблица2.A2" office:value-type="string">
            <text:p text:style-name="P69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69">2 <text:span text:style-name="T27">min</text:span></text:p>
          </table:table-cell>
          <table:table-cell table:style-name="Таблица2.A2" office:value-type="string">
            <text:p text:style-name="P80">-</text:p>
          </table:table-cell>
          <table:table-cell table:style-name="Таблица2.D2" office:value-type="string">
            <text:p text:style-name="P69">Стрельцов,</text:p>
            <text:p text:style-name="P72">Горемыкин</text:p>
          </table:table-cell>
        </table:table-row>
        <table:table-row>
          <table:table-cell table:style-name="Таблица2.A2" office:value-type="string">
            <text:p text:style-name="P69">Логические операции </text:p>
            <text:p text:style-name="P71">(И, ИЛИ, НЕ)</text:p>
          </table:table-cell>
          <table:table-cell table:style-name="Таблица2.A2" office:value-type="string">
            <text:p text:style-name="P81">1</text:p>
          </table:table-cell>
          <table:table-cell table:style-name="Таблица2.A2" office:value-type="string">
            <text:p text:style-name="P82">-</text:p>
          </table:table-cell>
          <table:table-cell table:style-name="Таблица2.D2" office:value-type="string">
            <text:p text:style-name="P69">Стрельцов</text:p>
          </table:table-cell>
        </table:table-row>
        <table:table-row>
          <table:table-cell table:style-name="Таблица2.A2" office:value-type="string">
            <text:p text:style-name="P73">Переменные, константы и операции (арифметические, сравнения, присваивания) для чисел с плавающей точкой</text:p>
          </table:table-cell>
          <table:table-cell table:style-name="Таблица2.A2" office:value-type="string">
            <text:p text:style-name="P83">3</text:p>
          </table:table-cell>
          <table:table-cell table:style-name="Таблица2.A2" office:value-type="string">
            <text:p text:style-name="P83">-</text:p>
          </table:table-cell>
          <table:table-cell table:style-name="Таблица2.D2" office:value-type="string">
            <text:p text:style-name="P72">Горемыкин</text:p>
          </table:table-cell>
        </table:table-row>
        <text:soft-page-break/>
        <table:table-row>
          <table:table-cell table:style-name="Таблица2.A2" office:value-type="string">
            <text:p text:style-name="P73"><text:span text:style-name="T61">Многомерные массивы</text:span></text:p>
          </table:table-cell>
          <table:table-cell table:style-name="Таблица2.A2" office:value-type="string">
            <text:p text:style-name="P83"><text:span text:style-name="T61">2</text:span></text:p>
          </table:table-cell>
          <table:table-cell table:style-name="Таблица2.A2" office:value-type="string">
            <text:p text:style-name="P83"><text:span text:style-name="T61">-</text:span></text:p>
          </table:table-cell>
          <table:table-cell table:style-name="Таблица2.D2" office:value-type="string">
            <text:p text:style-name="P72"><text:span text:style-name="T61">Стрельцов</text:span></text:p>
          </table:table-cell>
        </table:table-row>
        <table:table-row>
          <table:table-cell table:style-name="Таблица2.A2" office:value-type="string">
            <text:p text:style-name="P73"><text:span text:style-name="T61">Перебор элементов контейнера (разновидность цикла)</text:span></text:p>
          </table:table-cell>
          <table:table-cell table:style-name="Таблица2.A2" office:value-type="string">
            <text:p text:style-name="P83"><text:span text:style-name="T61">1</text:span></text:p>
          </table:table-cell>
          <table:table-cell table:style-name="Таблица2.A2" office:value-type="string">
            <text:p text:style-name="P83"><text:span text:style-name="T61">-</text:span></text:p>
          </table:table-cell>
          <table:table-cell table:style-name="Таблица2.D2" office:value-type="string">
            <text:p text:style-name="P72"><text:span text:style-name="T61">Стрельцов</text:span></text:p>
          </table:table-cell>
        </table:table-row>
      </table:table>
      <text:p text:style-name="P53"/>
      <text:h text:style-name="P85" text:outline-level="1"><text:bookmark-start text:name="__RefHeading__1710_507129992"/><text:tab/>4 Таблица лексем<text:bookmark-end text:name="__RefHeading__1710_507129992"/>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8">Тип лексемы</text:p>
          </table:table-cell>
          <table:table-cell table:style-name="Таблица1.A1" office:value-type="string">
            <text:p text:style-name="P48">Лексема</text:p>
          </table:table-cell>
          <table:table-cell table:style-name="Таблица1.C1" office:value-type="string">
            <text:p text:style-name="P48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48">Ключевое слово</text:p>
          </table:table-cell>
          <table:table-cell table:style-name="Таблица1.A2" office:value-type="string">
            <text:p text:style-name="P48">loop</text:p>
          </table:table-cell>
          <table:table-cell table:style-name="Таблица1.C2" table:number-rows-spanned="8" office:value-type="string">
            <text:p text:style-name="P48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48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0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progn</text:p>
          </table:table-cell>
          <table:table-cell table:style-name="Таблица1.C2" office:value-type="string">
            <text:p text:style-name="P48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48">if</text:p>
          </table:table-cell>
          <table:table-cell table:style-name="Таблица1.C2" office:value-type="string">
            <text:p text:style-name="P48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48">defclass</text:p>
          </table:table-cell>
          <table:table-cell table:style-name="Таблица1.C2" office:value-type="string">
            <text:p text:style-name="P48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48">defun</text:p>
          </table:table-cell>
          <table:table-cell table:style-name="Таблица1.C2" office:value-type="string">
            <text:p text:style-name="P48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48">:initform</text:p>
          </table:table-cell>
          <table:table-cell table:style-name="Таблица1.C2" office:value-type="string">
            <text:p text:style-name="P48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48">:reader</text:p>
          </table:table-cell>
          <table:table-cell table:style-name="Таблица1.C2" office:value-type="string">
            <text:p text:style-name="P48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48">:writer</text:p>
          </table:table-cell>
          <table:table-cell table:style-name="Таблица1.C2" office:value-type="string">
            <text:p text:style-name="P48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48">:accessor</text:p>
          </table:table-cell>
          <table:table-cell table:style-name="Таблица1.C2" office:value-type="string">
            <text:p text:style-name="P48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48">:allocation</text:p>
          </table:table-cell>
          <table:table-cell table:style-name="Таблица1.C2" office:value-type="string">
            <text:p text:style-name="P48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51">make-instance</text:p>
          </table:table-cell>
          <table:table-cell table:style-name="Таблица1.C2" office:value-type="string">
            <text:p text:style-name="P51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48">slot-value</text:p>
          </table:table-cell>
          <table:table-cell table:style-name="Таблица1.C2" office:value-type="string">
            <text:p text:style-name="P48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48">Комментарий</text:p>
          </table:table-cell>
          <table:table-cell table:style-name="Таблица1.A2" office:value-type="string">
            <text:p text:style-name="P48">; …</text:p>
          </table:table-cell>
          <table:table-cell table:style-name="Таблица1.C2" office:value-type="string">
            <text:p text:style-name="P48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48">#| … |#</text:p>
          </table:table-cell>
          <table:table-cell table:style-name="Таблица1.C2" office:value-type="string">
            <text:p text:style-name="P48">многострочный комментарий</text:p>
          </table:table-cell>
        </table:table-row>
        <table:table-row>
          <table:table-cell table:style-name="Таблица1.A2" office:value-type="string">
            <text:p text:style-name="P48">Строковая константа</text:p>
          </table:table-cell>
          <table:table-cell table:style-name="Таблица1.A2" office:value-type="string">
            <text:p text:style-name="P48">" … "</text:p>
          </table:table-cell>
          <table:table-cell table:style-name="Таблица1.C2" office:value-type="string">
            <text:p text:style-name="P48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48">Целочисленная константа</text:p>
          </table:table-cell>
          <table:table-cell table:style-name="Таблица1.A2" office:value-type="string">
            <text:p text:style-name="P49"><text:span text:style-name="T59">-?</text:span>#b&lt;двоичное число&gt;<text:span text:style-name="T59">+</text:span></text:p>
          </table:table-cell>
          <table:table-cell table:style-name="Таблица1.C2" office:value-type="string">
            <text:p text:style-name="P48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49"><text:span text:style-name="T59">-?</text:span>#o&lt;восьмеричное число&gt;<text:span text:style-name="T59">+</text:span></text:p>
          </table:table-cell>
          <table:table-cell table:style-name="Таблица1.C2" office:value-type="string">
            <text:p text:style-name="P48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49"><text:span text:style-name="T59">-?</text:span>&lt;десятеричное <text:soft-page-break/>число&gt;<text:span text:style-name="T59">+</text:span></text:p>
          </table:table-cell>
          <table:table-cell table:style-name="Таблица1.C2" office:value-type="string">
            <text:p text:style-name="P48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49"><text:span text:style-name="T59">-?</text:span>#h&lt;шестнадцатиричное число&gt;<text:span text:style-name="T59">+</text:span></text:p>
          </table:table-cell>
          <table:table-cell table:style-name="Таблица1.C2" office:value-type="string">
            <text:p text:style-name="P48">в шестнадцатеричном виде</text:p>
          </table:table-cell>
        </table:table-row>
        <table:table-row>
          <table:table-cell table:style-name="Таблица1.A2" office:value-type="string">
            <text:p text:style-name="P75"><text:span text:style-name="T59">Нецелочисленна</text:span><text:span text:style-name="T59">я константа</text:span></text:p>
          </table:table-cell>
          <table:table-cell table:style-name="Таблица1.A2" office:value-type="string">
            <text:p text:style-name="P49"><text:span text:style-name="T59">-?&lt;десятичное </text:span><text:span text:style-name="T59">число&gt;*.&lt;десятичное число&gt;*</text:span></text:p>
          </table:table-cell>
          <table:table-cell table:style-name="Таблица1.C2" office:value-type="string">
            <text:p text:style-name="P48"/>
          </table:table-cell>
        </table:table-row>
        <table:table-row>
          <table:table-cell table:style-name="Таблица1.A2" table:number-rows-spanned="2" office:value-type="string">
            <text:p text:style-name="P48">Символьная константа</text:p>
          </table:table-cell>
          <table:table-cell table:style-name="Таблица1.A2" office:value-type="string">
            <text:p text:style-name="P48">#\&lt;символ&gt;</text:p>
          </table:table-cell>
          <table:table-cell table:style-name="Таблица1.C2" office:value-type="string">
            <text:p text:style-name="P48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48">#\&lt;ключевое слово&gt;</text:p>
          </table:table-cell>
          <table:table-cell table:style-name="Таблица1.C2" office:value-type="string">
            <text:p text:style-name="P48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48">Булева константа</text:p>
          </table:table-cell>
          <table:table-cell table:style-name="Таблица1.A2" office:value-type="string">
            <text:p text:style-name="P48">t</text:p>
          </table:table-cell>
          <table:table-cell table:style-name="Таблица1.C2" office:value-type="string">
            <text:p text:style-name="P48">истина</text:p>
          </table:table-cell>
        </table:table-row>
        <table:table-row>
          <table:covered-table-cell/>
          <table:table-cell table:style-name="Таблица1.A2" office:value-type="string">
            <text:p text:style-name="P48">nil</text:p>
          </table:table-cell>
          <table:table-cell table:style-name="Таблица1.C2" office:value-type="string">
            <text:p text:style-name="P48">ложь</text:p>
          </table:table-cell>
        </table:table-row>
        <table:table-row>
          <table:table-cell table:style-name="Таблица1.A2" table:number-rows-spanned="13" office:value-type="string">
            <text:p text:style-name="P48">Операции</text:p>
          </table:table-cell>
          <table:table-cell table:style-name="Таблица1.A2" office:value-type="string">
            <text:p text:style-name="P48">( … )</text:p>
          </table:table-cell>
          <table:table-cell table:style-name="Таблица1.C2" office:value-type="string">
            <text:p text:style-name="P48">скобки</text:p>
          </table:table-cell>
        </table:table-row>
        <table:table-row>
          <table:covered-table-cell/>
          <table:table-cell table:style-name="Таблица1.A2" office:value-type="string">
            <text:p text:style-name="P48">+</text:p>
          </table:table-cell>
          <table:table-cell table:style-name="Таблица1.C2" table:number-rows-spanned="4" office:value-type="string">
            <text:p text:style-name="P48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48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&gt;</text:p>
          </table:table-cell>
          <table:table-cell table:style-name="Таблица1.C2" table:number-rows-spanned="5" office:value-type="string">
            <text:p text:style-name="P48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48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and</text:p>
          </table:table-cell>
          <table:table-cell table:style-name="Таблица1.C2" table:number-rows-spanned="3" office:value-type="string">
            <text:p text:style-name="P48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48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48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48">Символ</text:p>
          </table:table-cell>
          <table:table-cell table:style-name="Таблица1.A2" office:value-type="string">
            <text:p text:style-name="P48">...</text:p>
          </table:table-cell>
          <table:table-cell table:style-name="Таблица1.C2" office:value-type="string">
            <text:p text:style-name="P48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48">:...</text:p>
          </table:table-cell>
          <table:table-cell table:style-name="Таблица1.C2" office:value-type="string">
            <text:p text:style-name="P48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5"/>
      <text:h text:style-name="P85" text:outline-level="1"><text:bookmark-start text:name="__RefHeading__1712_507129992"/><text:tab/>5 Грамматика языка<text:bookmark-end text:name="__RefHeading__1712_507129992"/></text:h>
      <text:p text:style-name="P1"/>
      <text:p text:style-name="P55">%type <text:s text:c="2"/>&lt;semantic_program&gt; <text:s text:c="10"/>program</text:p>
      <text:p text:style-name="P55">%type <text:s text:c="2"/>&lt;semantic_program_part&gt; <text:s text:c="5"/>program_part</text:p>
      <text:p text:style-name="P55">%type <text:s text:c="2"/>&lt;semantic_program_part_seq&gt; <text:s/>program_part_seq</text:p>
      <text:p text:style-name="P55">%type <text:s text:c="2"/>&lt;semantic_s_expr&gt; <text:s text:c="11"/>s_expr</text:p>
      <text:p text:style-name="P55">%type <text:s text:c="2"/>&lt;semantic_s_expr_seq&gt; <text:s text:c="7"/>s_expr_seq</text:p>
      <text:p text:style-name="P55">%type <text:s text:c="2"/>&lt;semantic_slot_prop&gt; <text:s text:c="8"/>slot_prop</text:p>
      <text:p text:style-name="P55">%type <text:s text:c="2"/>&lt;semantic_slot_prop_seq&gt; <text:s text:c="4"/>slot_prop_seq</text:p>
      <text:p text:style-name="P55">%type <text:s text:c="2"/>&lt;semantic_slot_def&gt; <text:s text:c="9"/>slot_def</text:p>
      <text:p text:style-name="P55"><text:soft-page-break/>%type <text:s text:c="2"/>&lt;semantic_slot_def_seq&gt; <text:s text:c="5"/>slot_def_seq</text:p>
      <text:p text:style-name="P55">%type <text:s text:c="2"/>&lt;semantic_def&gt; <text:s text:c="14"/>def</text:p>
      <text:p text:style-name="P55"/>
      <text:p text:style-name="P55">%token <text:s/>&lt;semantic_int&gt; <text:s text:c="14"/>INT</text:p>
      <text:p text:style-name="P55">%token <text:s/>&lt;semantic_float&gt; <text:s text:c="12"/>FLOAT</text:p>
      <text:p text:style-name="P55">%token <text:s/>&lt;semantic_char&gt; <text:s text:c="13"/>CHAR</text:p>
      <text:p text:style-name="P55">%token <text:s/>&lt;semantic_string&gt; <text:s text:c="11"/>STRING</text:p>
      <text:p text:style-name="P55">%token <text:s/>&lt;semantic_bool&gt; <text:s text:c="13"/>BOOL</text:p>
      <text:p text:style-name="P55">%token <text:s/>&lt;semantic_id&gt; <text:s text:c="15"/>ID</text:p>
      <text:p text:style-name="P55"/>
      <text:p text:style-name="P55">%token LOOP</text:p>
      <text:p text:style-name="P55">%token FOR</text:p>
      <text:p text:style-name="P55">%token IN</text:p>
      <text:p text:style-name="P55">%token DO</text:p>
      <text:p text:style-name="P55">%token FROM</text:p>
      <text:p text:style-name="P55">%token TO</text:p>
      <text:p text:style-name="P55">%token DOWNTO</text:p>
      <text:p text:style-name="P55">%token WHILE</text:p>
      <text:p text:style-name="P55">%token PROGN</text:p>
      <text:p text:style-name="P55">%token IF</text:p>
      <text:p text:style-name="P55">%token DEFCLASS</text:p>
      <text:p text:style-name="P55">%token DEFUN</text:p>
      <text:p text:style-name="P55">%token INITFORM</text:p>
      <text:p text:style-name="P55">%token READER</text:p>
      <text:p text:style-name="P55">%token WRITER</text:p>
      <text:p text:style-name="P55">%token ACCESSOR</text:p>
      <text:p text:style-name="P55">%token ALLOCATION</text:p>
      <text:p text:style-name="P55">%token ALLOCINSTANCE</text:p>
      <text:p text:style-name="P55">%token ALLOCCLASS</text:p>
      <text:p text:style-name="P55">%token MAKEINSTANCE</text:p>
      <text:p text:style-name="P55">%token SLOTVALUE</text:p>
      <text:p text:style-name="P55">%token ERROR_UNCLOSED_COMMENT</text:p>
      <text:p text:style-name="P55">%token ERROR_UNCLOSED_STRING</text:p>
      <text:p text:style-name="P55">%token ERROR_UNEXPECTED_CHARACTER</text:p>
      <text:p text:style-name="P55"/>
      <text:p text:style-name="P55">%start program</text:p>
      <text:p text:style-name="P55"/>
      <text:p text:style-name="P55">%%</text:p>
      <text:p text:style-name="P55"/>
      <text:p text:style-name="P55">program : program_part_seq <text:s text:c="23"/>{}</text:p>
      <text:p text:style-name="P55"><text:s text:c="8"/>| /* empty */ <text:s text:c="28"/>{}</text:p>
      <text:p text:style-name="P55"><text:s text:c="8"/>;</text:p>
      <text:p text:style-name="P55"/>
      <text:p text:style-name="P55">lexerror : ERROR_UNCLOSED_COMMENT <text:s text:c="16"/>{}</text:p>
      <text:p text:style-name="P55"><text:s text:c="9"/>| ERROR_UNCLOSED_STRING <text:s text:c="17"/>{}</text:p>
      <text:p text:style-name="P55"><text:s text:c="9"/>| ERROR_UNEXPECTED_CHARACTER <text:s text:c="12"/>{}</text:p>
      <text:p text:style-name="P55"><text:s text:c="9"/>;</text:p>
      <text:p text:style-name="P55"/>
      <text:p text:style-name="P55">program_part : s_expr <text:s text:c="28"/>{}</text:p>
      <text:p text:style-name="P55"><text:s text:c="13"/>| def <text:s text:c="31"/>{}</text:p>
      <text:p text:style-name="P55"><text:s text:c="13"/>;</text:p>
      <text:p text:style-name="P55"/>
      <text:p text:style-name="P55">program_part_seq : program_part <text:s text:c="18"/>{}</text:p>
      <text:p text:style-name="P55"><text:s text:c="17"/>| program_part_seq program_part <text:s/>{}</text:p>
      <text:p text:style-name="P55"><text:s text:c="17"/>;</text:p>
      <text:p text:style-name="P55"><text:soft-page-break/></text:p>
      <text:p text:style-name="P55">s_expr : INT <text:s text:c="56"/>{}</text:p>
      <text:p text:style-name="P55"><text:s text:c="7"/>| FLOAT <text:s text:c="54"/>{}</text:p>
      <text:p text:style-name="P55"><text:s text:c="7"/>| CHAR <text:s text:c="55"/>{}</text:p>
      <text:p text:style-name="P55"><text:s text:c="7"/>| STRING <text:s text:c="53"/>{}</text:p>
      <text:p text:style-name="P55"><text:s text:c="7"/>| BOOL <text:s text:c="55"/>{}</text:p>
      <text:p text:style-name="P55"><text:s text:c="7"/>| ID <text:s text:c="57"/>{}</text:p>
      <text:p text:style-name="P55"><text:s text:c="7"/>| '(' ')' <text:s text:c="52"/>{}</text:p>
      <text:p text:style-name="P55"/>
      <text:p text:style-name="P55"><text:s text:c="7"/>| '(' ID ')' <text:s text:c="49"/>{}</text:p>
      <text:p text:style-name="P55"><text:s text:c="7"/>| '(' ID s_expr_seq ')' <text:s text:c="38"/>{}</text:p>
      <text:p text:style-name="P55"/>
      <text:p text:style-name="P55"><text:s text:c="7"/>| '(' LOOP FOR ID IN s_expr DO s_expr_seq ')' <text:s text:c="16"/>{}</text:p>
      <text:p text:style-name="P55"><text:s text:c="7"/>| '(' LOOP FOR ID FROM s_expr TO s_expr DO s_expr_seq ')' <text:s text:c="4"/>{}</text:p>
      <text:p text:style-name="P55"><text:s text:c="7"/>| '(' LOOP FOR ID FROM s_expr DOWNTO s_expr DO s_expr_seq ')' {}</text:p>
      <text:p text:style-name="P55"><text:s text:c="7"/>| '(' LOOP WHILE s_expr DO s_expr_seq ')' <text:s text:c="20"/>{}</text:p>
      <text:p text:style-name="P55"/>
      <text:p text:style-name="P55"><text:s text:c="7"/>| '(' PROGN s_expr_seq ')' <text:s text:c="35"/>{}</text:p>
      <text:p text:style-name="P55"/>
      <text:p text:style-name="P55"><text:s text:c="7"/>| '(' IF s_expr s_expr ')' <text:s text:c="35"/>{}</text:p>
      <text:p text:style-name="P55"><text:s text:c="7"/>| '(' IF s_expr s_expr s_expr ')' <text:s text:c="28"/>{}</text:p>
      <text:p text:style-name="P55"/>
      <text:p text:style-name="P55"><text:s text:c="7"/>| '(' MAKEINSTANCE '\'' ID ')' <text:s text:c="31"/>{}</text:p>
      <text:p text:style-name="P55"><text:s text:c="7"/>| '(' SLOTVALUE ID '\'' ID ')' <text:s text:c="31"/>{}</text:p>
      <text:p text:style-name="P55"><text:s text:c="7"/>| lexerror <text:s text:c="51"/>{}</text:p>
      <text:p text:style-name="P55"><text:s text:c="7"/>;</text:p>
      <text:p text:style-name="P55"/>
      <text:p text:style-name="P55">s_expr_seq : s_expr <text:s text:c="23"/>{}</text:p>
      <text:p text:style-name="P55"><text:s text:c="11"/>| s_expr_seq s_expr <text:s text:c="12"/>{}</text:p>
      <text:p text:style-name="P55"><text:s text:c="11"/>;</text:p>
      <text:p text:style-name="P55"/>
      <text:p text:style-name="P55">slot_prop : INITFORM s_expr <text:s text:c="15"/>{}</text:p>
      <text:p text:style-name="P55"><text:s text:c="10"/>| READER ID <text:s text:c="21"/>{}</text:p>
      <text:p text:style-name="P55"><text:s text:c="10"/>| WRITER ID <text:s text:c="21"/>{}</text:p>
      <text:p text:style-name="P55"><text:s text:c="10"/>| ACCESSOR ID <text:s text:c="19"/>{}</text:p>
      <text:p text:style-name="P55"><text:s text:c="10"/>| ALLOCATION ALLOCINSTANCE <text:s text:c="6"/>{}</text:p>
      <text:p text:style-name="P55"><text:soft-page-break/><text:s text:c="10"/>| ALLOCATION ALLOCCLASS <text:s text:c="9"/>{}</text:p>
      <text:p text:style-name="P55"><text:s text:c="10"/>| lexerror <text:s text:c="22"/>{}</text:p>
      <text:p text:style-name="P55"><text:s text:c="10"/>;</text:p>
      <text:p text:style-name="P55"/>
      <text:p text:style-name="P55">slot_prop_seq : slot_prop <text:s text:c="17"/>{}</text:p>
      <text:p text:style-name="P55"><text:s text:c="14"/>| slot_prop_seq slot_prop <text:s text:c="3"/>{}</text:p>
      <text:p text:style-name="P55"><text:s text:c="14"/>;</text:p>
      <text:p text:style-name="P55"/>
      <text:p text:style-name="P55">slot_def : '(' ID slot_prop_seq ')' <text:s text:c="7"/>{}</text:p>
      <text:p text:style-name="P55"><text:s text:c="9"/>| lexerror <text:s text:c="23"/>{}</text:p>
      <text:p text:style-name="P55"><text:s text:c="9"/>;</text:p>
      <text:p text:style-name="P55"/>
      <text:p text:style-name="P55">slot_def_seq : slot_def <text:s text:c="19"/>{}</text:p>
      <text:p text:style-name="P55"><text:s text:c="13"/>| slot_def_seq slot_def <text:s text:c="6"/>{}</text:p>
      <text:p text:style-name="P55"><text:s text:c="13"/>;</text:p>
      <text:p text:style-name="P55"/>
      <text:p text:style-name="P55">def : '(' DEFUN ID '(' ')' s_expr_seq ')' <text:s text:c="18"/>{}</text:p>
      <text:p text:style-name="P55"><text:s text:c="4"/>| '(' DEFUN ID '(' s_expr_seq ')' s_expr_seq ')' <text:s text:c="7"/>{}</text:p>
      <text:p text:style-name="P55"><text:s text:c="4"/>| '(' DEFCLASS ID '(' ')' '(' slot_def_seq ')' ')' <text:s text:c="5"/>{}</text:p>
      <text:p text:style-name="P55"><text:s text:c="4"/>| '(' DEFCLASS ID '(' ID ')' '(' slot_def_seq ')' ')' <text:s text:c="2"/>{}</text:p>
      <text:p text:style-name="P55"><text:s text:c="4"/>;</text:p>
      <text:p text:style-name="P35"/>
      <text:h text:style-name="P86" text:outline-level="1"><text:bookmark-start text:name="__RefHeading__1960_507129992"/><text:span text:style-name="T35"><text:tab/></text:span>6 Перечень таблиц, генерируемых на этапе семантического анализа<text:bookmark-end text:name="__RefHeading__1960_507129992"/></text:h>
      <text:p text:style-name="P1"/>
      <text:p text:style-name="P36"><text:tab/>На этапе семантического анализа генерируются таблицы:</text:p>
      <text:p text:style-name="P36">- констант главного класса;</text:p>
      <text:p text:style-name="P36">- методов главного класса;</text:p>
      <text:p text:style-name="P36">- локальных переменных для методов.</text:p>
      <text:p text:style-name="P36"><text:tab/>Весь глобальный код (не находящийся внутри определенных пользователем методов) перемещается внутрь функции main главного класса.</text:p>
      <text:p text:style-name="P6"><text:span text:style-name="T33"><text:tab/></text:span><text:span text:style-name="T34">Используются следующие структуры данных.</text:span></text:p>
      <text:p text:style-name="P38"/>
      <text:p text:style-name="P44">/**</text:p>
      <text:p text:style-name="P44"><text:s/>* @brief Java constants types.</text:p>
      <text:p text:style-name="P44"><text:s/>*/</text:p>
      <text:p text:style-name="P44">enum JavaConstantsTypes</text:p>
      <text:p text:style-name="P44">{</text:p>
      <text:p text:style-name="P44"><text:s text:c="4"/>CONSTANT_Utf8 = 1,</text:p>
      <text:p text:style-name="P44"><text:s text:c="4"/>CONSTANT_Integer = 3,</text:p>
      <text:p text:style-name="P44"><text:s text:c="4"/>CONSTANT_Float = 4,</text:p>
      <text:p text:style-name="P44"><text:s text:c="4"/>CONSTANT_Long = 5,</text:p>
      <text:p text:style-name="P44"><text:s text:c="4"/>CONSTANT_Double = 6,</text:p>
      <text:p text:style-name="P44"><text:s text:c="4"/>CONSTANT_Class = 7,</text:p>
      <text:p text:style-name="P44"><text:s text:c="4"/>CONSTANT_String = 8,</text:p>
      <text:p text:style-name="P44"><text:s text:c="4"/>CONSTANT_Fieldref = 9,</text:p>
      <text:p text:style-name="P44"><text:s text:c="4"/>CONSTANT_Methodref = 10,</text:p>
      <text:p text:style-name="P44"><text:s text:c="4"/>CONSTANT_InterfaceMethodref = 11,</text:p>
      <text:p text:style-name="P44"><text:s text:c="4"/>CONSTANT_NameAndType = 12</text:p>
      <text:p text:style-name="P44">};</text:p>
      <text:p text:style-name="P44"/>
      <text:p text:style-name="P44">/**</text:p>
      <text:p text:style-name="P44"><text:s/>* @brief Represents a constant.</text:p>
      <text:p text:style-name="P44"><text:soft-page-break/><text:s/>*/</text:p>
      <text:p text:style-name="P44">class SemanticConstant</text:p>
      <text:p text:style-name="P44">{</text:p>
      <text:p text:style-name="P44">public:</text:p>
      <text:p text:style-name="P44"><text:s text:c="4"/>quint16 <text:s text:c="11"/>fNumber; // Number in the constants table, counts from 0.</text:p>
      <text:p text:style-name="P44"><text:s text:c="4"/>JavaConstantsTypes fType; <text:s text:c="2"/>// Type of the constant.</text:p>
      <text:p text:style-name="P44"><text:s text:c="4"/>QString <text:s text:c="11"/>fUtf8; <text:s text:c="4"/>// UTF-8 string.</text:p>
      <text:p text:style-name="P44"><text:s text:c="4"/>qint32 <text:s text:c="12"/>fInteger; <text:s/>// Integer value.</text:p>
      <text:p text:style-name="P44"><text:s text:c="4"/>SemanticConstant * fRef1; <text:s text:c="4"/>// Pointer to another constant if required.</text:p>
      <text:p text:style-name="P44"><text:s text:c="4"/>SemanticConstant * fRef2; <text:s text:c="4"/>// Pointer to another constant if required.</text:p>
      <text:p text:style-name="P44"/>
      <text:p text:style-name="P44"><text:s text:c="4"/>SemanticConstant(quint16 number, JavaConstantsTypes type, QString utf8,</text:p>
      <text:p text:style-name="P44"><text:s text:c="21"/>qint32 integer, SemanticConstant * ref1, SemanticConstant * ref2);</text:p>
      <text:p text:style-name="P44"/>
      <text:p text:style-name="P44"><text:s text:c="4"/>void generateCode(BinaryWriter * writer) const;</text:p>
      <text:p text:style-name="P44"><text:s text:c="4"/>QString dotCode(QString previous) const;</text:p>
      <text:p text:style-name="P44">};</text:p>
      <text:p text:style-name="P44"/>
      <text:p text:style-name="P45">/**</text:p>
      <text:p text:style-name="P45"><text:s/>* @brief Represents the semantic analyzer that encapsulates all stuff.</text:p>
      <text:p text:style-name="P45"><text:s/>*/</text:p>
      <text:p text:style-name="P45">class SemanticProgram</text:p>
      <text:p text:style-name="P45">{</text:p>
      <text:p text:style-name="P45">public:</text:p>
      <text:p text:style-name="P45"><text:s text:c="4"/>SemanticProgram();</text:p>
      <text:p text:style-name="P45"><text:s text:c="4"/>SemanticProgram(const program_struct * root);</text:p>
      <text:p text:style-name="P45"><text:s text:c="4"/>~SemanticProgram();</text:p>
      <text:p text:style-name="P45"/>
      <text:p text:style-name="P45"><text:s text:c="4"/>void doTransform();</text:p>
      <text:p text:style-name="P45"><text:s text:c="4"/>bool doSemantics();</text:p>
      <text:p text:style-name="P45"><text:s text:c="4"/>bool doGenerateCode(QString dir) const;</text:p>
      <text:p text:style-name="P45"/>
      <text:p text:style-name="P45"><text:s text:c="4"/>QString dotCode() const;</text:p>
      <text:p text:style-name="P45"><text:s text:c="4"/>ProgramNode * root() const;</text:p>
      <text:p text:style-name="P45"><text:s text:c="4"/>QStringList errors() const;</text:p>
      <text:p text:style-name="P45"/>
      <text:p text:style-name="P45"><text:s text:c="4"/>bool hasClass(QString name) const;</text:p>
      <text:p text:style-name="P45"><text:s text:c="4"/>SemanticClass * getClass(QString name) const;</text:p>
      <text:p text:style-name="P45"><text:s text:c="4"/>SemanticClass * addClass(const DefinitionNode * node);</text:p>
      <text:p text:style-name="P45"/>
      <text:p text:style-name="P45">private:</text:p>
      <text:p text:style-name="P45"><text:s text:c="4"/>ProgramNode <text:s text:c="19"/>* fRoot; <text:s text:c="6"/>// Root of the attributed tree.</text:p>
      <text:p text:style-name="P45"><text:s text:c="4"/>QMap&lt;QString, SemanticClass *&gt; <text:s text:c="2"/>fClassTable; // Class table.</text:p>
      <text:p text:style-name="P45"><text:s text:c="4"/>QStringList <text:s text:c="21"/>fErrors; <text:s text:c="4"/>// Semantic errors messages.</text:p>
      <text:p text:style-name="P45">};</text:p>
      <text:p text:style-name="P45"/>
      <text:p text:style-name="P45">/**</text:p>
      <text:p text:style-name="P45"><text:soft-page-break/><text:s/>* @brief Represents a class.</text:p>
      <text:p text:style-name="P45"><text:s/>*/</text:p>
      <text:p text:style-name="P45">class SemanticClass</text:p>
      <text:p text:style-name="P45">{</text:p>
      <text:p text:style-name="P45">public:</text:p>
      <text:p text:style-name="P45"><text:s text:c="4"/>SemanticConstant <text:s text:c="14"/>* fConstCode; <text:s text:c="5"/>// Utf8 constant "Code".</text:p>
      <text:p text:style-name="P45"><text:s text:c="4"/>SemanticConstant <text:s text:c="14"/>* fConstClass; <text:s text:c="4"/>// Name of the class.</text:p>
      <text:p text:style-name="P45"><text:s text:c="4"/>SemanticConstant <text:s text:c="14"/>* fConstParent; <text:s text:c="3"/>// Name of the parent class.</text:p>
      <text:p text:style-name="P45"/>
      <text:p text:style-name="P45"><text:s text:c="4"/>SemanticMethod <text:s text:c="16"/>* fConstructorThis;</text:p>
      <text:p text:style-name="P45"><text:s text:c="4"/>SemanticMethod <text:s text:c="16"/>* fConstructorParent;</text:p>
      <text:p text:style-name="P45"><text:s text:c="4"/>DefinitionNode const <text:s text:c="10"/>* fNode; <text:s text:c="10"/>// Corresponding tree node.</text:p>
      <text:p text:style-name="P45"/>
      <text:p text:style-name="P45"><text:s text:c="4"/>SemanticClass(QString name, QString parent, const DefinitionNode * node = NULL);</text:p>
      <text:p text:style-name="P45"><text:s text:c="4"/>~SemanticClass();</text:p>
      <text:p text:style-name="P45"/>
      <text:p text:style-name="P45"><text:s text:c="4"/>bool generateCode(QString dir) const;</text:p>
      <text:p text:style-name="P45"/>
      <text:p text:style-name="P45"><text:s text:c="4"/>QString dotForTables(QString previous) const;</text:p>
      <text:p text:style-name="P45"/>
      <text:p text:style-name="P45"><text:s text:c="4"/>SemanticConstant * addUtf8Constant(QString value);</text:p>
      <text:p text:style-name="P45"><text:s text:c="4"/>SemanticConstant * addIntegerConstant(qint32 value);</text:p>
      <text:p text:style-name="P45"><text:s text:c="4"/>SemanticConstant * addClassConstant(QString name);</text:p>
      <text:p text:style-name="P45"><text:s text:c="4"/>SemanticConstant * addStringConstant(QString value);</text:p>
      <text:p text:style-name="P45"><text:s text:c="4"/>SemanticConstant * addFieldrefConstant(QString className, QString fieldName, QString descriptor);</text:p>
      <text:p text:style-name="P45"><text:s text:c="4"/>SemanticConstant * addMethodrefConstant(QString className, QString methodName, QString descriptor);</text:p>
      <text:p text:style-name="P45"><text:s text:c="4"/>SemanticConstant * addInterfaceMethodrefConstant(QString interfaceName, QString methodName, QString descriptor);</text:p>
      <text:p text:style-name="P45"><text:s text:c="4"/>SemanticConstant * addNameAndTypeConstant(QString name, QString type);</text:p>
      <text:p text:style-name="P45"/>
      <text:p text:style-name="P45"><text:s text:c="4"/>SemanticConstant * findIntegerConstant(qint32 value) const;</text:p>
      <text:p text:style-name="P45"><text:s text:c="4"/>SemanticConstant * findClassConstant(QString name) const;</text:p>
      <text:p text:style-name="P45"><text:s text:c="4"/>SemanticConstant * findStringConstant(QString name) const;</text:p>
      <text:p text:style-name="P45"><text:s text:c="4"/>SemanticConstant * findFieldrefConstant(QString className, QString fieldName) const;</text:p>
      <text:p text:style-name="P45"><text:s text:c="4"/>SemanticConstant * findMethodrefConstant(QString className, QString methodName) const;</text:p>
      <text:p text:style-name="P45"><text:s text:c="4"/>SemanticConstant * findInterfaceMethodrefConstant(QString interfaceName, QString methodName) const;</text:p>
      <text:p text:style-name="P45"/>
      <text:p text:style-name="P45"><text:s text:c="4"/>void addDefaultAndParentConstructor();</text:p>
      <text:p text:style-name="P45"><text:s text:c="4"/>void addRTLConstants();</text:p>
      <text:p text:style-name="P45"/>
      <text:p text:style-name="P45"><text:s text:c="4"/>bool hasField(QString name) const;</text:p>
      <text:p text:style-name="P45"><text:s text:c="4"/>bool hasMethod(QString name) const;</text:p>
      <text:p text:style-name="P45"><text:s text:c="4"/>SemanticField * getField(QString name) const;</text:p>
      <text:p text:style-name="P45"><text:s text:c="4"/>SemanticMethod * getMethod(QString name) const;</text:p>
      <text:p text:style-name="P45"><text:soft-page-break/><text:s text:c="4"/>SemanticField * addField(const DefinitionNode * node);</text:p>
      <text:p text:style-name="P45"><text:s text:c="4"/>SemanticMethod * addMethod(const DefinitionNode * node);</text:p>
      <text:p text:style-name="P45"/>
      <text:p text:style-name="P45">private:</text:p>
      <text:p text:style-name="P45"><text:s text:c="4"/>QLinkedList&lt;SemanticConstant *&gt; <text:s/>fConstantsTable; // Constants table.</text:p>
      <text:p text:style-name="P45"><text:s text:c="4"/>QMap&lt;QString, SemanticField *&gt; <text:s text:c="2"/>fFieldsTable; <text:s text:c="3"/>// Fields table.</text:p>
      <text:p text:style-name="P45"><text:s text:c="4"/>QMap&lt;QString, SemanticMethod *&gt; <text:s/>fMethodsTable; <text:s text:c="2"/>// Methods table.</text:p>
      <text:p text:style-name="P45"><text:s text:c="4"/>static QString createMethodDesc(int numberOfArguments);</text:p>
      <text:p text:style-name="P45">};</text:p>
      <text:p text:style-name="P45"/>
      <text:p text:style-name="P45">/**</text:p>
      <text:p text:style-name="P45"><text:s/>* @brief Represents a class field.</text:p>
      <text:p text:style-name="P45"><text:s/>*/</text:p>
      <text:p text:style-name="P45">class SemanticField</text:p>
      <text:p text:style-name="P45">{</text:p>
      <text:p text:style-name="P45">public:</text:p>
      <text:p text:style-name="P45"><text:s text:c="4"/>SemanticConstant * fConstFieldref; <text:s/>// CONSTANT_Fieldref constant.</text:p>
      <text:p text:style-name="P45"><text:s text:c="4"/>bool <text:s text:c="14"/>fIsStatic; <text:s text:c="6"/>// Is this field static?</text:p>
      <text:p text:style-name="P45"><text:s text:c="4"/>SemanticField();</text:p>
      <text:p text:style-name="P45">};</text:p>
      <text:p text:style-name="P45"/>
      <text:p text:style-name="P45">/**</text:p>
      <text:p text:style-name="P45"><text:s/>* @brief Represents a class method.</text:p>
      <text:p text:style-name="P45"><text:s/>*/</text:p>
      <text:p text:style-name="P45">class SemanticMethod</text:p>
      <text:p text:style-name="P45">{</text:p>
      <text:p text:style-name="P45">public:</text:p>
      <text:p text:style-name="P45"><text:s text:c="4"/>SemanticConstant <text:s text:c="4"/>* fConstMethodref; // CONSTANT_Methodref constant.</text:p>
      <text:p text:style-name="P45"><text:s text:c="4"/>bool <text:s text:c="18"/>fIsStatic; <text:s text:c="6"/>// Is this method static?</text:p>
      <text:p text:style-name="P45"><text:s text:c="4"/>DefinitionNode const * fNode; <text:s text:c="10"/>// Corresponding tree node.</text:p>
      <text:p text:style-name="P45"/>
      <text:p text:style-name="P45"><text:s text:c="4"/>SemanticMethod();</text:p>
      <text:p text:style-name="P45"><text:s text:c="4"/>~SemanticMethod();</text:p>
      <text:p text:style-name="P45"><text:s text:c="4"/>void generateCode(BinaryWriter * writer, const SemanticClass * curClass) const;</text:p>
      <text:p text:style-name="P45"/>
      <text:p text:style-name="P45"><text:s text:c="4"/>bool hasLocalVar(QString name) const;</text:p>
      <text:p text:style-name="P45"><text:s text:c="4"/>SemanticLocalVar * getLocalVar(QString name) const;</text:p>
      <text:p text:style-name="P45"><text:s text:c="4"/>SemanticLocalVar * addLocalVar(QString name);</text:p>
      <text:p text:style-name="P45"><text:s text:c="4"/>static QStringList getBaseClassMethods();</text:p>
      <text:p text:style-name="P45"><text:s text:c="4"/>static QStringList getRTLMethods();</text:p>
      <text:p text:style-name="P45"><text:s text:c="4"/>static bool isBaseClassMethod(QString name);</text:p>
      <text:p text:style-name="P45"><text:s text:c="4"/>static bool isRTLMethod(QString name);</text:p>
      <text:p text:style-name="P45"><text:s text:c="4"/>static QString getDescForBaseClassMethod(QString name);</text:p>
      <text:p text:style-name="P45"><text:s text:c="4"/>static QString getDescForRTLMethod(QString name);</text:p>
      <text:p text:style-name="P45"/>
      <text:p text:style-name="P45">private:</text:p>
      <text:p text:style-name="P45"><text:s text:c="4"/>QMap&lt;QString, SemanticLocalVar *&gt; fLocalVarsTable; // Local <text:soft-page-break/>variables table.</text:p>
      <text:p text:style-name="P45"/>
      <text:p text:style-name="P45"><text:s text:c="4"/>void generateCodeAttribute(BinaryWriter * writer, const SemanticClass * curClass) const;</text:p>
      <text:p text:style-name="P45"><text:s text:c="4"/>QByteArray generateByteCodeForMethod(const SemanticClass * curClass) const;</text:p>
      <text:p text:style-name="P45">};</text:p>
      <text:p text:style-name="P45"/>
      <text:p text:style-name="P45">/**</text:p>
      <text:p text:style-name="P45"><text:s/>* @brief Represents a local variable.</text:p>
      <text:p text:style-name="P45"><text:s/>*/</text:p>
      <text:p text:style-name="P45">class SemanticLocalVar</text:p>
      <text:p text:style-name="P45">{</text:p>
      <text:p text:style-name="P45">public:</text:p>
      <text:p text:style-name="P45"><text:s text:c="4"/>quint8 <text:s text:c="2"/>fNumber; // Number of the variable.</text:p>
      <text:p text:style-name="P45"><text:s text:c="4"/>QString <text:s/>fName; <text:s text:c="2"/>// Name of the variable.</text:p>
      <text:p text:style-name="P45"><text:s text:c="4"/>SemanticLocalVar(quint8 number = 0, QString name = "");</text:p>
      <text:p text:style-name="P46">};</text:p>
      <text:p text:style-name="P37"/>
      <text:h text:style-name="P87" text:outline-level="1"><text:bookmark-start text:name="__RefHeading__1716_507129992"/><text:tab/>7 Выводы<text:bookmark-end text:name="__RefHeading__1716_507129992"/></text:h>
      <text:p text:style-name="P39"/>
      <text:p text:style-name="P7"><text:span text:style-name="T35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36">и</text:span><text:span text:style-name="T35"> низкого уровня.</text:span></text:p>
      <text:p text:style-name="P8"><text:span text:style-name="T35"><text:tab/></text:span><text:span text:style-name="T37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41"><text:span text:style-name="T40"><text:tab/></text:span><text:span text:style-name="T41">Был создан компилятор подмножества языка Common Lisp в байт-код виртуальной машины Java</text:span><text:span text:style-name="T42">, </text:span><text:span text:style-name="T43">что позволило глубже понимать принципы ее работы. </text:span><text:span text:style-name="T44">С практической стороны н</text:span><text:span text:style-name="T42">аписание компилятора, </text:span><text:span text:style-name="T44">помимо изучения языка Common Lisp, </text:span><text:span text:style-name="T42">позволило овладеть инструментами flex, bison </text:span><text:span text:style-name="T45">и jav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7T14:42:18</dc:date>
    <meta:editing-duration>PT1H56M54S</meta:editing-duration>
    <meta:editing-cycles>112</meta:editing-cycles>
    <meta:generator>LibreOffice/3.6$Linux_X86_64 LibreOffice_project/360m1$Build-3</meta:generator>
    <meta:document-statistic meta:table-count="2" meta:image-count="0" meta:object-count="0" meta:page-count="15" meta:paragraph-count="544" meta:word-count="2483" meta:character-count="19782" meta:non-whitespace-character-count="14950"/>
  </office:meta>
</office:document-meta>
</file>